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fo:font-weight="bold" officeooo:rsid="0018aa66" officeooo:paragraph-rsid="0018aa66"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Arial" fo:font-size="14pt" fo:font-weight="bold" officeooo:rsid="0018aa66" officeooo:paragraph-rsid="0018aa66"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Arial" fo:font-size="12pt" fo:font-weight="normal" officeooo:rsid="0018aa66" officeooo:paragraph-rsid="0018aa6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4pt" fo:font-weight="bold" officeooo:rsid="0018aa66" officeooo:paragraph-rsid="0018aa66"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Arial" fo:font-size="14pt" fo:font-weight="bold" officeooo:rsid="0018aa66" officeooo:paragraph-rsid="0019fd47"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Arial" fo:font-size="12pt" fo:font-weight="normal" officeooo:rsid="0018aa66" officeooo:paragraph-rsid="0018aa66" style:font-size-asian="10.5pt" style:font-weight-asian="normal" style:font-size-complex="12pt" style:font-weight-complex="normal"/>
    </style:style>
    <style:style style:name="P7" style:family="paragraph" style:parent-style-name="Standard" style:list-style-name="L1">
      <style:paragraph-properties fo:text-align="start" style:justify-single-word="false"/>
      <style:text-properties style:font-name="Arial" fo:font-size="12pt" fo:font-weight="normal" officeooo:rsid="001e43ec" officeooo:paragraph-rsid="001e43ec" style:font-size-asian="12pt" style:font-weight-asian="normal" style:font-size-complex="12pt" style:font-weight-complex="normal"/>
    </style:style>
    <style:style style:name="P8" style:family="paragraph" style:parent-style-name="Standard" style:list-style-name="L1">
      <style:paragraph-properties fo:text-align="start" style:justify-single-word="false"/>
      <style:text-properties style:font-name="Arial" fo:font-size="12pt" fo:font-style="italic" fo:font-weight="normal" officeooo:rsid="001e43ec" officeooo:paragraph-rsid="001e43ec" style:font-size-asian="12pt" style:font-style-asian="italic" style:font-weight-asian="normal" style:font-size-complex="12pt" style:font-style-complex="italic" style:font-weight-complex="normal"/>
    </style:style>
    <style:style style:name="P9" style:family="paragraph" style:parent-style-name="Standard" style:list-style-name="L1">
      <style:paragraph-properties fo:text-align="start" style:justify-single-word="false"/>
      <style:text-properties style:font-name="Arial" fo:font-size="12pt" fo:font-style="italic" fo:font-weight="normal" officeooo:rsid="00200ed6" officeooo:paragraph-rsid="00200ed6" style:font-size-asian="12pt" style:font-style-asian="italic" style:font-weight-asian="normal" style:font-size-complex="12pt" style:font-style-complex="italic" style:font-weight-complex="normal"/>
    </style:style>
    <style:style style:name="P10" style:family="paragraph" style:parent-style-name="Standard" style:list-style-name="L3">
      <style:paragraph-properties fo:text-align="start" style:justify-single-word="false"/>
      <style:text-properties style:font-name="Arial" fo:font-size="12pt" fo:font-style="italic" fo:font-weight="normal" officeooo:rsid="002a814a" officeooo:paragraph-rsid="002a814a" style:font-size-asian="12pt" style:font-style-asian="italic" style:font-weight-asian="normal" style:font-size-complex="12pt" style:font-style-complex="italic" style:font-weight-complex="normal"/>
    </style:style>
    <style:style style:name="P11" style:family="paragraph" style:parent-style-name="Standard" style:list-style-name="L2">
      <style:paragraph-properties fo:text-align="start" style:justify-single-word="false"/>
      <style:text-properties style:font-name="Arial" fo:font-size="12pt" fo:font-style="italic" fo:font-weight="normal" officeooo:rsid="00200ed6" officeooo:paragraph-rsid="00200ed6" style:font-size-asian="10.5pt" style:font-style-asian="italic" style:font-weight-asian="normal" style:font-size-complex="12pt" style:font-style-complex="italic" style:font-weight-complex="normal"/>
    </style:style>
    <style:style style:name="P12" style:family="paragraph" style:parent-style-name="Standard" style:list-style-name="L2">
      <style:paragraph-properties fo:text-align="start" style:justify-single-word="false"/>
      <style:text-properties style:font-name="Arial" fo:font-size="12pt" fo:font-style="italic" fo:font-weight="normal" officeooo:rsid="00217ad6" officeooo:paragraph-rsid="00217ad6" style:font-size-asian="10.5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style:font-name="Arial" fo:font-size="12pt" fo:font-style="italic" fo:font-weight="normal" officeooo:rsid="00217ad6" officeooo:paragraph-rsid="00217ad6"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style:font-name="Arial" fo:font-size="13pt" fo:font-weight="normal" officeooo:rsid="001e43ec" officeooo:paragraph-rsid="001e43ec"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font-name="Arial" fo:font-size="13pt" fo:font-weight="normal" officeooo:rsid="001e43ec" officeooo:paragraph-rsid="0024f651"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style:font-name="Arial" fo:font-size="13pt" fo:font-weight="normal" officeooo:rsid="001e43ec" officeooo:paragraph-rsid="002845cf"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style:font-name="Arial" fo:font-size="13pt" fo:font-style="italic" fo:font-weight="normal" officeooo:rsid="001e43ec" officeooo:paragraph-rsid="00200ed6" style:font-size-asian="13pt" style:font-style-asian="italic" style:font-weight-asian="normal" style:font-size-complex="13pt" style:font-style-complex="italic" style:font-weight-complex="normal"/>
    </style:style>
    <style:style style:name="P18" style:family="paragraph" style:parent-style-name="Standard">
      <style:paragraph-properties fo:text-align="start" style:justify-single-word="false"/>
      <style:text-properties style:font-name="Arial" fo:font-size="13pt" fo:font-style="italic" fo:font-weight="normal" officeooo:rsid="001e43ec" officeooo:paragraph-rsid="00217ad6" style:font-size-asian="13pt" style:font-style-asian="italic" style:font-weight-asian="normal" style:font-size-complex="13pt" style:font-style-complex="italic" style:font-weight-complex="normal"/>
    </style:style>
    <style:style style:name="P19" style:family="paragraph" style:parent-style-name="Standard">
      <style:paragraph-properties fo:text-align="start" style:justify-single-word="false"/>
      <style:text-properties style:font-name="Arial" fo:font-size="13pt" fo:font-style="italic" fo:font-weight="normal" officeooo:rsid="001e43ec" officeooo:paragraph-rsid="0024f651" style:font-size-asian="13pt" style:font-style-asian="italic" style:font-weight-asian="normal" style:font-size-complex="13pt" style:font-style-complex="italic" style:font-weight-complex="normal"/>
    </style:style>
    <style:style style:name="P20" style:family="paragraph" style:parent-style-name="Standard">
      <style:paragraph-properties fo:text-align="justify" style:justify-single-word="false"/>
      <style:text-properties style:font-name="Arial" fo:font-size="13pt" fo:font-style="italic" fo:font-weight="normal" officeooo:rsid="001e43ec" officeooo:paragraph-rsid="00217ad6" style:font-size-asian="13pt" style:font-style-asian="italic" style:font-weight-asian="normal" style:font-size-complex="13pt" style:font-style-complex="italic" style:font-weight-complex="normal"/>
    </style:style>
    <style:style style:name="P21" style:family="paragraph" style:parent-style-name="Standard">
      <style:paragraph-properties fo:text-align="start" style:justify-single-word="false"/>
      <style:text-properties style:font-name="Arial" fo:font-size="13pt" fo:font-style="italic" fo:font-weight="normal" officeooo:rsid="00200ed6" officeooo:paragraph-rsid="00200ed6" style:font-size-asian="13pt" style:font-style-asian="italic" style:font-weight-asian="normal" style:font-size-complex="13pt" style:font-style-complex="italic" style:font-weight-complex="normal"/>
    </style:style>
    <style:style style:name="P22" style:family="paragraph" style:parent-style-name="Standard">
      <style:paragraph-properties fo:text-align="justify" style:justify-single-word="false"/>
      <style:text-properties officeooo:paragraph-rsid="0018aa66"/>
    </style:style>
    <style:style style:name="P23" style:family="paragraph" style:parent-style-name="Standard">
      <style:paragraph-properties fo:text-align="start" style:justify-single-word="false" fo:padding="0.0291in" fo:border-left="none" fo:border-right="none" fo:border-top="none" fo:border-bottom="0.99pt solid #000000" style:join-border="false"/>
      <style:text-properties style:font-name="Arial" fo:font-size="14pt" officeooo:rsid="0018aa66" officeooo:paragraph-rsid="0018aa66" style:font-size-asian="14pt" style:font-size-complex="14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2845cf" style:font-weight-asian="bold" style:font-weight-complex="bold"/>
    </style:style>
    <style:style style:name="T4" style:family="text">
      <style:text-properties fo:font-weight="bold" officeooo:rsid="002949e7" style:font-weight-asian="bold" style:font-weight-complex="bold"/>
    </style:style>
    <style:style style:name="T5" style:family="text">
      <style:text-properties style:font-name="Arial" fo:font-size="12pt" fo:font-weight="normal" officeooo:rsid="0018aa66" style:font-size-asian="10.5pt" style:font-weight-asian="normal" style:font-size-complex="12pt" style:font-weight-complex="normal"/>
    </style:style>
    <style:style style:name="T6" style:family="text">
      <style:text-properties style:font-name="Arial" fo:font-size="12pt" fo:font-weight="normal" officeooo:rsid="0019f0bd" style:font-size-asian="10.5pt" style:font-weight-asian="normal" style:font-size-complex="12pt" style:font-weight-complex="normal"/>
    </style:style>
    <style:style style:name="T7" style:family="text">
      <style:text-properties style:font-name="Arial" fo:font-size="12pt" fo:font-weight="normal" officeooo:rsid="001d026c" style:font-size-asian="10.5pt" style:font-weight-asian="normal" style:font-size-complex="12pt" style:font-weight-complex="normal"/>
    </style:style>
    <style:style style:name="T8" style:family="text">
      <style:text-properties style:font-name="Arial" fo:font-size="12pt" fo:font-weight="normal" officeooo:rsid="001de52e" style:font-size-asian="10.5pt" style:font-weight-asian="normal" style:font-size-complex="12pt" style:font-weight-complex="normal"/>
    </style:style>
    <style:style style:name="T9" style:family="text">
      <style:text-properties style:font-name="Arial" fo:font-size="12pt" fo:font-weight="normal" officeooo:rsid="001e1344" style:font-size-asian="10.5pt" style:font-weight-asian="normal" style:font-size-complex="12pt" style:font-weight-complex="normal"/>
    </style:style>
    <style:style style:name="T10" style:family="text">
      <style:text-properties officeooo:rsid="0019fd47"/>
    </style:style>
    <style:style style:name="T11" style:family="text">
      <style:text-properties officeooo:rsid="001e43ec"/>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24ee11" style:font-style-asian="normal" style:font-style-complex="normal"/>
    </style:style>
    <style:style style:name="T15" style:family="text">
      <style:text-properties fo:font-style="normal" officeooo:rsid="0024f1b7"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officeooo:rsid="00200ed6" style:font-style-asian="normal" style:font-weight-asian="bold" style:font-style-complex="normal" style:font-weight-complex="bold"/>
    </style:style>
    <style:style style:name="T18" style:family="text">
      <style:text-properties fo:font-style="normal" fo:font-weight="bold" officeooo:rsid="00217ad6" style:font-style-asian="normal" style:font-weight-asian="bold" style:font-style-complex="normal" style:font-weight-complex="bold"/>
    </style:style>
    <style:style style:name="T19" style:family="text">
      <style:text-properties fo:font-size="12pt" officeooo:rsid="00217ad6" style:font-size-asian="10.5pt" style:font-size-complex="12pt"/>
    </style:style>
    <style:style style:name="T20" style:family="text">
      <style:text-properties fo:font-size="12pt" officeooo:rsid="0024f651" style:font-size-asian="10.5pt" style:font-size-complex="12pt"/>
    </style:style>
    <style:style style:name="T21" style:family="text">
      <style:text-properties fo:font-size="12pt" fo:font-style="normal" officeooo:rsid="00217ad6" style:font-size-asian="10.5pt" style:font-style-asian="normal" style:font-size-complex="12pt" style:font-style-complex="normal"/>
    </style:style>
    <style:style style:name="T22" style:family="text">
      <style:text-properties fo:font-size="12pt" fo:font-style="normal" officeooo:rsid="00221af2" style:font-size-asian="10.5pt" style:font-style-asian="normal" style:font-size-complex="12pt" style:font-style-complex="normal"/>
    </style:style>
    <style:style style:name="T23" style:family="text">
      <style:text-properties fo:font-size="12pt" fo:font-style="normal" officeooo:rsid="0024b7a5" style:font-size-asian="10.5pt" style:font-style-asian="normal" style:font-size-complex="12pt" style:font-style-complex="normal"/>
    </style:style>
    <style:style style:name="T24" style:family="text">
      <style:text-properties fo:font-size="12pt" fo:font-style="normal" fo:font-weight="bold" officeooo:rsid="0024b7a5" style:font-size-asian="10.5pt" style:font-style-asian="normal" style:font-weight-asian="bold" style:font-size-complex="12pt" style:font-style-complex="normal" style:font-weight-complex="bold"/>
    </style:style>
    <style:style style:name="T25" style:family="text">
      <style:text-properties fo:font-size="12pt" fo:font-style="normal" fo:font-weight="bold" officeooo:rsid="0024f651" style:font-size-asian="10.5pt" style:font-style-asian="normal" style:font-weight-asian="bold" style:font-size-complex="12pt" style:font-style-complex="normal" style:font-weight-complex="bold"/>
    </style:style>
    <style:style style:name="T26" style:family="text">
      <style:text-properties fo:font-size="12pt" fo:font-style="normal" officeooo:rsid="0024f651" style:font-size-asian="12pt" style:font-style-asian="normal" style:font-size-complex="12pt" style:font-style-complex="normal"/>
    </style:style>
    <style:style style:name="T27" style:family="text">
      <style:text-properties fo:font-size="12pt" fo:font-style="italic" officeooo:rsid="00200ed6" style:font-size-asian="12pt" style:font-style-asian="italic" style:font-size-complex="12pt" style:font-style-complex="italic"/>
    </style:style>
    <style:style style:name="T28" style:family="text">
      <style:text-properties fo:font-size="12pt" fo:font-style="italic" officeooo:rsid="0024f651" style:font-size-asian="12pt" style:font-style-asian="italic" style:font-size-complex="12pt" style:font-style-complex="italic"/>
    </style:style>
    <style:style style:name="T29" style:family="text">
      <style:text-properties officeooo:rsid="0024f1b7"/>
    </style:style>
    <style:style style:name="T30" style:family="text">
      <style:text-properties officeooo:rsid="002845cf"/>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E 410 P2 Report</text:p>
      <text:p text:style-name="P23"><text:span text:style-name="T1">Gustavo Estrela de Matos<text:tab/><text:tab/><text:tab/><text:tab/><text:tab/><text:tab/><text:tab/><text:tab/>925003559</text:span><text:span text:style-name="T2"> <text:s/></text:span></text:p>
      <text:p text:style-name="P2"/>
      <text:p text:style-name="P2">1 Description</text:p>
      <text:p text:style-name="P22"><text:span text:style-name="T5"><text:tab/></text:span><text:span text:style-name="T6">In this project we developed a simplified Memory Manager based on the x86 architecture. This manager implements paging and, therefore permits us to create a system in <text:s/>which processes </text:span><text:span text:style-name="T7">only see</text:span><text:span text:style-name="T6"> virtual addresses instead of physical addresses.</text:span></text:p>
      <text:p text:style-name="P22"><text:span text:style-name="T6"><text:tab/></text:span><text:span text:style-name="T9">In our system we have 32 MB of memory, 4 MB reserved for the kernel and system. The physical memory is divided in blocks of 4 KB, the frames. The virtual memory is divided in blocks of the same size and they are mapped to physical blocks. To do this mapping we need two structures: page directory and page table.</text:span></text:p>
      <text:p text:style-name="P22"><text:span text:style-name="T6"><text:tab/></text:span><text:span text:style-name="T8">To develop this manager we implemented two classes. The first one is the class FramePool and its responsibility is to control a contiguous set of frames. The second one is the class PageTable, responsible for </text:span><text:span text:style-name="T9">creating and managing pages and frames correspondences.</text:span></text:p>
      <text:p text:style-name="P22"><text:span text:style-name="T9"/></text:p>
      <text:p text:style-name="P2">3 FramePool Class</text:p>
      <text:p text:style-name="P3"><text:tab/><text:span text:style-name="T11">This class is responsible to manage contiguous sets of frames, a “pool” of physical memory blocks.</text:span></text:p>
      <text:p text:style-name="P3"/>
      <text:p text:style-name="P14"><text:span text:style-name="T2">3.1 FramePool Attributes</text:span></text:p>
      <text:list xml:id="list5832107452603549878" text:style-name="L1">
        <text:list-item>
          <text:p text:style-name="P7"><text:span text:style-name="T12">base_n</text:span> stores the number of the first frame the pool manages</text:p>
        </text:list-item>
        <text:list-item>
          <text:p text:style-name="P8">frames_n <text:span text:style-name="T13">stores the number of frames the pool manages</text:span></text:p>
        </text:list-item>
        <text:list-item>
          <text:p text:style-name="P8">info_frame_n <text:span text:style-name="T13">stores the number of the frame that stores information about this frame pool</text:span></text:p>
        </text:list-item>
        <text:list-item>
          <text:p text:style-name="P9">free_frames <text:span text:style-name="T13">is a </text:span><text:span text:style-name="T14">vector of unsigned ints responsible for mapping every frame in the pool to determine if it is available or not. To access information of the </text:span><text:span text:style-name="T14"><draw:frame draw:style-name="fr1" draw:name="Object1" text:anchor-type="as-char" svg:y="-0.1484in" svg:width="0.4in" svg:height="0.1839in" draw:z-index="0"><draw:object xlink:href="./Object 1" xlink:type="simple" xlink:show="embed" xlink:actuate="onLoad"/><draw:image xlink:href="./ObjectReplacements/Object 1" xlink:type="simple" xlink:show="embed" xlink:actuate="onLoad"/></draw:frame></text:span><text:span text:style-name="T14"> frame we should simply access the </text:span><text:span text:style-name="T14"><draw:frame draw:style-name="fr1" draw:name="Object2" text:anchor-type="as-char" svg:y="-0.1484in" svg:width="1.3583in" svg:height="0.1839in" draw:z-index="1"><draw:object xlink:href="./Object 2" xlink:type="simple" xlink:show="embed" xlink:actuate="onLoad"/><draw:image xlink:href="./ObjectReplacements/Object 2" xlink:type="simple" xlink:show="embed" xlink:actuate="onLoad"/></draw:frame></text:span><text:span text:style-name="T14">index of </text:span><text:span text:style-name="T14"><draw:frame draw:style-name="fr1" draw:name="Object3" text:anchor-type="as-char" svg:y="-0.1484in" svg:width="2.0311in" svg:height="0.1902in" draw:z-index="2"><draw:object xlink:href="./Object 3" xlink:type="simple" xlink:show="embed" xlink:actuate="onLoad"/><draw:image xlink:href="./ObjectReplacements/Object 3" xlink:type="simple" xlink:show="embed" xlink:actuate="onLoad"/></draw:frame></text:span><text:span text:style-name="T14">where </text:span><text:span text:style-name="T14"><draw:frame draw:style-name="fr1" draw:name="Object4" text:anchor-type="as-char" svg:y="-0.1484in" svg:width="0.978in" svg:height="0.1839in" draw:z-index="3"><draw:object xlink:href="./Object 4" xlink:type="simple" xlink:show="embed" xlink:actuate="onLoad"/><draw:image xlink:href="./ObjectReplacements/Object 4" xlink:type="simple" xlink:show="embed" xlink:actuate="onLoad"/></draw:frame></text:span><text:span text:style-name="T15">depends on the system and is defined at </text:span><text:span text:style-name="T29">frame_pool.H</text:span><text:span text:style-name="T15"> file.</text:span></text:p>
        </text:list-item>
        <text:list-item>
          <text:p text:style-name="P9">previous_frame<text:span text:style-name="T13"> stores the last FramePool object created before the creation of “this” object</text:span></text:p>
        </text:list-item>
        <text:list-item>
          <text:p text:style-name="P9">head_frame<text:span text:style-name="T13"> is a static variable that stores the last FramePool object addresses</text:span></text:p>
        </text:list-item>
      </text:list>
      <text:p text:style-name="P21"><text:span text:style-name="T13"/></text:p>
      <text:p text:style-name="P17"><text:span text:style-name="T16">3.</text:span><text:span text:style-name="T18">2</text:span><text:span text:style-name="T16"> FramePool </text:span><text:span text:style-name="T17">Methods</text:span></text:p>
      <text:list xml:id="list6938490561952023940" text:style-name="L2">
        <text:list-item>
          <text:p text:style-name="P11">FramePool<text:span text:style-name="T13"> is the default constructor</text:span></text:p>
        </text:list-item>
        <text:list-item>
          <text:p text:style-name="P11">get_frame <text:span text:style-name="T13">returns the number of a free frame inside the frame pool. This is the method responsible to give physical addresses to the PageTable.</text:span></text:p>
        </text:list-item>
        <text:list-item>
          <text:p text:style-name="P12">mark_inaccessible <text:span text:style-name="T13">makes a subset of the framepool frames inaccessible. At first our implementation just set these frames as unavailable at the </text:span>free_frames <text:span text:style-name="T13">bitmap, which is not correct because any user could realease this frames and work with them normally.</text:span></text:p>
        </text:list-item>
        <text:list-item>
          <text:p text:style-name="P12">release_frame<text:span text:style-name="T13"> is a static method that “free” frames, this is, set a frame as available at the bitmap variable.</text:span></text:p>
        </text:list-item>
      </text:list>
      <text:p text:style-name="P13"><text:span text:style-name="T13"/></text:p>
      <text:p text:style-name="P18"><text:span text:style-name="T16">3.</text:span><text:span text:style-name="T18">3</text:span><text:span text:style-name="T16"> </text:span><text:span text:style-name="T18">FramePool Information Storage</text:span></text:p>
      <text:p text:style-name="P20"><text:span text:style-name="T18"><text:tab/></text:span><text:span text:style-name="T21">A FramePool object in our system is created at the stack and because of that, since the </text:span><text:soft-page-break/><text:span text:style-name="T21">stack has a limited size, its recommended to store all the FramePool information inside frames</text:span><text:span text:style-name="T19">.</text:span></text:p>
      <text:p text:style-name="P20"><text:span text:style-name="T19"><text:tab/></text:span><text:span text:style-name="T21">In our implementation we decided that storing only the </text:span><text:span text:style-name="T19">free_frames </text:span><text:span text:style-name="T21">inside the frame and the othe</text:span><text:span text:style-name="T22">r</text:span><text:span text:style-name="T21"> variables in the stack was enough. Changing this implementation should not be hard </text:span><text:span text:style-name="T22">if necessary.</text:span></text:p>
      <text:p text:style-name="P20"><text:span text:style-name="T23"/></text:p>
      <text:p text:style-name="P19"><text:span text:style-name="T24">3.</text:span><text:span text:style-name="T25">4</text:span><text:span text:style-name="T24"> </text:span><text:span text:style-name="T25">How to Release a Frame</text:span></text:p>
      <text:p text:style-name="P15"><text:span text:style-name="T2"><text:tab/></text:span><text:span text:style-name="T20">To release a frame you should first determine which frame pool object is responsible for that frame. To do this we created a simple linked list of frame pools objects using the attributes </text:span><text:span text:style-name="T27">previous_frame </text:span><text:span text:style-name="T26">(which should have been named previous_frame_pool) and </text:span><text:span text:style-name="T28">head_frame </text:span><text:span text:style-name="T26">(same name problem).</text:span></text:p>
      <text:p text:style-name="P14"><text:span text:style-name="T2"/></text:p>
      <text:p text:style-name="P2">4 PageTable Class</text:p>
      <text:p text:style-name="P3"><text:tab/><text:span text:style-name="T30">This class is responsible for creating and managing associations between virtual and physical addresses, in other words, links pages to frames.</text:span></text:p>
      <text:p text:style-name="P3"/>
      <text:p text:style-name="P16"><text:span text:style-name="T3">4</text:span><text:span text:style-name="T2">.1 </text:span><text:span text:style-name="T4">PageTable</text:span><text:span text:style-name="T2"> Attributes</text:span></text:p>
      <text:list xml:id="list8025289163674855898" text:style-name="L3">
        <text:list-item>
          <text:p text:style-name="P10">current_page_table <text:span text:style-name="T13">is a static variable that stores the address of the current page directory being used. Since we assumed for this project that we have only one process this variable was not very important</text:span></text:p>
        </text:list-item>
        <text:list-item>
          <text:p text:style-name="P10">paging_enabled <text:span text:style-name="T13">boolean that says if paging was enabled</text:span></text:p>
        </text:list-item>
        <text:list-item>
          <text:p text:style-name="P10">kernel_mem_pool <text:span text:style-name="T13">stores a pointer to the Kernel FramePool object</text:span></text:p>
        </text:list-item>
        <text:list-item>
          <text:p text:style-name="P10">process_mem_pool <text:span text:style-name="T13">stores a pointer to the Process FramePool object</text:span></text:p>
        </text:list-item>
        <text:list-item>
          <text:p text:style-name="P10">shared_size<text:span text:style-name="T13"> determines the size of the memory that has direct mapping from virtual do physical</text:span></text:p>
        </text:list-item>
      </text:list>
      <text:p text:style-name="P16"><text:span text:style-name="T2"/></text:p>
      <text:p text:style-name="P2">5 Results</text:p>
      <text:p text:style-name="P3">- log</text:p>
      <text:p text:style-name="P3">- difficulties</text:p>
      <text:p text:style-name="P3"/>
      <text:p text:style-name="P5"><text:span text:style-name="T10">6</text:span> 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9T17:20:33.288558127</meta:creation-date>
    <dc:date>2015-09-30T23:14:48.799366780</dc:date>
    <meta:editing-duration>PT1H28M44S</meta:editing-duration>
    <meta:editing-cycles>20</meta:editing-cycles>
    <meta:generator>LibreOffice/4.4.2.2$Linux_X86_64 LibreOffice_project/40m0$Build-2</meta:generator>
    <meta:document-statistic meta:table-count="0" meta:image-count="0" meta:object-count="4" meta:page-count="2" meta:paragraph-count="37" meta:word-count="611" meta:character-count="3686" meta:non-whitespace-character-count="3108"/>
  </office:meta>
</office:document-meta>
</file>

<file path=Object 1/content.xml><?xml version="1.0" encoding="utf-8"?>
<math xmlns="http://www.w3.org/1998/Math/MathML" display="block">
  <semantics>
    <mrow>
      <mi>i</mi>
      <mo stretchy="false">−</mo>
      <mi mathvariant="italic">th</mi>
    </mrow>
    <annotation encoding="StarMath 5.0">i-th</annotation>
  </semantics>
</math>
</file>

<file path=Object 2/content.xml><?xml version="1.0" encoding="utf-8"?>
<math xmlns="http://www.w3.org/1998/Math/MathML" display="block">
  <semantics>
    <mrow>
      <mi>i</mi>
      <mi mathvariant="italic">mod</mi>
      <mtext>LONG_SIZE</mtext>
    </mrow>
    <annotation encoding="StarMath 5.0">i mod "LONG_SIZE"</annotation>
  </semantics>
</math>
</file>

<file path=Object 3/content.xml><?xml version="1.0" encoding="utf-8"?>
<math xmlns="http://www.w3.org/1998/Math/MathML" display="block">
  <semantics>
    <mrow>
      <mtext>free_frames</mtext>
      <mrow>
        <mo fence="true" stretchy="false">[</mo>
        <mrow>
          <mrow>
            <mi>i</mi>
            <mo stretchy="false">/</mo>
            <mtext>LONG_SIZE</mtext>
          </mrow>
        </mrow>
        <mo fence="true" stretchy="false">]</mo>
      </mrow>
    </mrow>
    <annotation encoding="StarMath 5.0">"free_frames"[i / "LONG_SIZE"]</annotation>
  </semantics>
</math>
</file>

<file path=Object 4/content.xml><?xml version="1.0" encoding="utf-8"?>
<math xmlns="http://www.w3.org/1998/Math/MathML" display="block">
  <semantics>
    <mtext>LONG_SIZE</mtext>
    <annotation encoding="StarMath 5.0">"LONG_SIZE"</annotation>
  </semantics>
</math>
</file>